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/>
    </style:style>
    <style:style style:name="gr3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1cm" svg:y="-5cm"/>
          <draw:glue-point draw:id="5" svg:x="-5cm" svg:y="1.308cm"/>
          <draw:glue-point draw:id="6" svg:x="0cm" svg:y="5cm"/>
          <draw:glue-point draw:id="7" svg:x="2cm" svg:y="5cm"/>
          <draw:circle draw:style-name="gr1" draw:layer="layout" svg:width="1.231cm" svg:height="1.231cm" svg:x="0.308cm" svg:y="0.308cm">
            <text:p/>
          </draw:circle>
          <draw:rect draw:style-name="gr2" draw:layer="layout" svg:width="0.615cm" svg:height="0.092cm" svg:x="0.615cm" svg:y="0.615cm">
            <text:p/>
          </draw:rect>
          <draw:path draw:style-name="gr2" draw:layer="layout" svg:width="0.677cm" svg:height="0.246cm" svg:x="0.585cm" svg:y="1.077cm" svg:viewBox="0 0 678 247" svg:d="m339 0c184 0 277 92 339 185-31 31-31 31-62 62-93-93-123-155-277-155s-185 62-278 155c-31-31-31-31-61-62 61-93 154-185 339-185z">
            <text:p/>
          </draw:path>
          <draw:path draw:style-name="gr3" draw:layer="layout" svg:width="0.316cm" svg:height="0.738cm" svg:x="0.767cm" svg:y="1.262cm" svg:viewBox="0 0 317 739" svg:d="m2 739c0-462-31-739 156-739s157 277 157 739">
            <text:p/>
          </draw:path>
          <draw:line draw:style-name="gr3" draw:layer="layout" svg:x1="0.923cm" svg:y1="0cm" svg:x2="0.923cm" svg:y2="0.615cm">
            <text:p/>
          </draw:line>
          <draw:line draw:style-name="gr3" draw:layer="layout" svg:x1="0cm" svg:y1="1.262cm" svg:x2="0.585cm" svg:y2="1.26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Electronic - vacuum_diode</dc:title>
    <meta:creation-date>2011-02-07T17:18:51</meta:creation-date>
    <meta:editing-duration>P0D</meta:editing-duration>
    <meta:editing-cycles>1</meta:editing-cycles>
    <meta:document-statistic meta:object-count="7"/>
    <meta:generator>OpenOffice.org/3.3$Linux OpenOffice.org_project/330m20$Build-9567</meta:generator>
  </office:meta>
</office:document-meta>
</file>